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idTagModel.addResourceOverride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GridTagModel.getCurren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getDefaultSortImag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isDisableDefaultPagerRen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aGridTagModel.setDisableDefaultPagerRendering( boolean disableDefaultPagerRende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setTableRenderer( TableRenderer table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ableDataGridResourceProvider.OverridableDataGridResourceProvider( DataGridResourceProvider resourc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ableDataGridResourceProvider.addResourceOverride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GridTagModel.getSty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isRenderRow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getRend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nextData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getSortImagePath( SortDirection sortDir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GridTagModel.getMessag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renderPager( AbstractRender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getResour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setStyleModel( StyleModel styl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getData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getCurren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setResourceProvider( DataGridResourceProvider resourc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getJs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changeRenderState( int render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GridTagModel.hasNextData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getUrl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formatMessage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setRenderRowGroups( boolean renderRow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setDataSet( PagedDataSet data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ableDataGridResourceProvider.internalGetMessag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GridTagModel.getPagerRende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verridableDataGridResourceProvider.getMessag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GridTagModel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TagModel.DataGridTagModel( String name , DataGridConfig dataGridConfig , JspContext js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GridTagModel.setPagerRenderer( PagerRenderer pager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TagMode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ableDataGridResourceProvider.formatMessage( String key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GridTagModel.getTable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